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utch801BT-Roman" svg:font-family="Dutch801BT-Roman" style:font-family-generic="roman"/>
    <style:font-face style:name="Minion-SwashItalic" svg:font-family="Minion-SwashItalic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language="ru" fo:country="RU" style:language-asian="ar" style:country-asian="SA"/>
    </style:style>
    <style:style style:name="P11" style:family="paragraph" style:parent-style-name="Standard">
      <style:text-properties fo:language="ru" fo:country="RU" style:font-size-complex="14pt"/>
    </style:style>
    <style:style style:name="P12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 New Roman" fo:font-size="12pt" fo:language="ru" fo:country="RU" fo:font-style="normal" fo:font-weight="normal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19" style:family="paragraph" style:parent-style-name="Standard">
      <style:text-properties fo:color="#000000" style:font-name="Book Antiqua" fo:font-size="12pt" fo:language="en" fo:country="US" fo:font-style="normal" fo:font-weight="normal" fo:background-color="transparent" style:font-name-asian="Courier New" style:font-size-asian="12pt" style:language-asian="ar" style:country-asian="SA" style:font-style-asian="normal" style:font-weight-asian="normal" style:font-name-complex="Courier New" style:font-size-complex="12pt" style:font-style-complex="normal" style:font-weight-complex="normal"/>
    </style:style>
    <style:style style:name="P20" style:family="paragraph" style:parent-style-name="Standard">
      <style:text-properties fo:language="en" fo:country="US"/>
    </style:style>
    <style:style style:name="P21" style:family="paragraph" style:parent-style-name="Standard">
      <style:text-properties fo:language="en" fo:country="US" style:language-asian="ar" style:country-asian="SA"/>
    </style:style>
    <style:style style:name="P22" style:family="paragraph" style:parent-style-name="Standard">
      <style:text-properties fo:language="en" fo:country="US" fo:font-weight="bold" style:font-weight-asian="bold"/>
    </style:style>
    <style:style style:name="P23" style:family="paragraph" style:parent-style-name="Standard">
      <style:paragraph-properties>
        <style:tab-stops>
          <style:tab-stop style:position="1.9165in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2.5728in"/>
        </style:tab-stops>
      </style:paragraph-properties>
    </style:style>
    <style:style style:name="P25" style:family="paragraph" style:parent-style-name="Standard">
      <style:text-properties style:font-name="Arial" fo:font-size="16pt" fo:language="en" fo:country="US" style:font-size-asian="16pt" style:language-asian="ar" style:country-asian="SA" style:font-name-complex="Arial" style:font-size-complex="16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left="0.5in" fo:margin-right="0in" fo:text-indent="0in" style:auto-text-indent="false"/>
      <style:text-properties fo:language="en" fo:country="US" style:language-asian="ar" style:country-asian="SA"/>
    </style:style>
    <style:style style:name="P28" style:family="paragraph" style:parent-style-name="Standard">
      <style:paragraph-properties fo:margin-left="0.75in" fo:margin-right="0in" fo:text-indent="0in" style:auto-text-indent="false"/>
      <style:text-properties fo:language="en" fo:country="US" style:language-asian="ar" style:country-asian="SA"/>
    </style:style>
    <style:style style:name="P29" style:family="paragraph" style:parent-style-name="Standard">
      <style:paragraph-properties fo:margin-left="0.75in" fo:margin-right="0in" fo:text-indent="0.6283in" style:auto-text-indent="false"/>
    </style:style>
    <style:style style:name="P30" style:family="paragraph" style:parent-style-name="Standard">
      <style:paragraph-properties fo:margin-left="0.75in" fo:margin-right="0in" fo:text-indent="0.6283in" style:auto-text-indent="false"/>
      <style:text-properties fo:language="en" fo:country="US" style:language-asian="ar" style:country-asian="SA"/>
    </style:style>
    <style:style style:name="P31" style:family="paragraph" style:parent-style-name="Standard">
      <style:paragraph-properties fo:margin-left="0in" fo:margin-right="0in" fo:text-indent="0.6283in" style:auto-text-indent="false"/>
      <style:text-properties fo:language="en" fo:country="US" style:language-asian="ar" style:country-asian="SA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reak-before="page"/>
      <style:text-properties style:font-name="Arial" fo:font-size="16pt" fo:language="en" fo:country="US" fo:font-weight="bold" style:font-size-asian="16pt" style:language-asian="ar" style:country-asian="SA" style:font-weight-asian="bold" style:font-name-complex="Arial" style:font-size-complex="16pt" style:font-weight-complex="bold"/>
    </style:style>
    <style:style style:name="P34" style:family="paragraph" style:parent-style-name="Standard">
      <style:paragraph-properties fo:break-before="page">
        <style:tab-stops>
          <style:tab-stop style:position="2.5835in"/>
        </style:tab-stops>
      </style:paragraph-properties>
      <style:text-properties fo:language="en" fo:country="US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break-before="pag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38" style:family="paragraph" style:parent-style-name="Standard" style:list-style-name="L4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</style:style>
    <style:style style:name="P40" style:family="paragraph" style:parent-style-name="Standard" style:list-style-name="L3">
      <style:paragraph-properties fo:text-align="start" style:justify-single-word="false"/>
    </style:style>
    <style:style style:name="P41" style:family="paragraph" style:parent-style-name="Standard" style:list-style-name="L2">
      <style:paragraph-properties fo:text-align="start" style:justify-single-word="false"/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WW8Num10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" style:font-size-asian="12pt" style:font-style-asian="normal" style:font-weight-asian="normal" style:font-name-complex="Courier New" style:font-size-complex="14pt" style:font-style-complex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color="#000000" style:font-name="Times New Roman" fo:font-size="12pt" fo:language="en" fo:country="US" fo:font-style="normal" fo:font-weight="normal" fo:background-color="transparent" style:font-name-asian="Courier New1" style:font-size-asian="12pt" style:font-style-asian="normal" style:font-weight-asian="normal" style:font-name-complex="Courier New1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WW8Num10"/>
    <style:style style:name="P49" style:family="paragraph" style:parent-style-name="Standard" style:list-style-name="WW8Num2">
      <style:text-properties fo:language="en" fo:country="US" style:font-size-complex="14pt"/>
    </style:style>
    <style:style style:name="P50" style:family="paragraph" style:parent-style-name="Standard" style:list-style-name="WW8Num2">
      <style:text-properties fo:language="en" fo:country="US" style:language-asian="ar" style:country-asian="SA"/>
    </style:style>
    <style:style style:name="P51" style:family="paragraph" style:parent-style-name="Standard" style:list-style-name="WW8Num10">
      <style:paragraph-properties>
        <style:tab-stops>
          <style:tab-stop style:position="2.8228in"/>
        </style:tab-stops>
      </style:paragraph-properties>
    </style:style>
    <style:style style:name="P52" style:family="paragraph" style:parent-style-name="Standard" style:list-style-name="WW8Num20">
      <style:paragraph-properties fo:margin-left="0.9846in" fo:margin-right="0in" fo:text-indent="-0.1965in" style:auto-text-indent="false"/>
      <style:text-properties fo:language="en" fo:country="US" style:font-size-complex="14pt"/>
    </style:style>
    <style:style style:name="P53" style:family="paragraph" style:parent-style-name="Standard" style:list-style-name="WW8Num20">
      <style:paragraph-properties fo:margin-left="0.9846in" fo:margin-right="0in" fo:text-indent="-0.1965in" style:auto-text-indent="false"/>
    </style:style>
    <style:style style:name="P54" style:family="paragraph" style:parent-style-name="Standard" style:list-style-name="WW8Num20">
      <style:paragraph-properties fo:margin-left="0.9846in" fo:margin-right="0in" fo:text-align="start" style:justify-single-word="false" fo:text-indent="-0.1965in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55" style:family="paragraph">
      <style:paragraph-properties style:writing-mode="lr-tb"/>
    </style:style>
    <style:style style:name="P56" style:family="paragraph">
      <style:paragraph-properties style:line-height-at-least="0in" fo:text-align="center" style:text-autospace="ideograph-alpha" style:punctuation-wrap="hanging" style:line-break="strict" style:writing-mode="lr-tb"/>
    </style:style>
    <style:style style:name="P57" style:family="paragraph">
      <style:paragraph-properties style:line-height-at-least="0in" style:text-autospace="ideograph-alpha" style:punctuation-wrap="hanging" style:line-break="strict" style:writing-mode="lr-tb"/>
    </style:style>
    <style:style style:name="P58" style:family="paragraph">
      <style:paragraph-properties fo:text-align="center" style:writing-mode="lr-tb"/>
      <style:text-properties fo:font-size="24pt"/>
    </style:style>
    <style:style style:name="P59" style:family="paragraph">
      <style:paragraph-properties fo:margin-left="0in" fo:margin-right="0in" fo:margin-top="0in" fo:margin-bottom="0in" fo:line-height="100%" fo:text-align="center" fo:text-indent="0in"/>
    </style:style>
    <style:style style:name="P6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P6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2" style:family="paragraph">
      <style:paragraph-properties fo:margin-left="0in" fo:margin-right="0in" fo:margin-top="0in" fo:margin-bottom="0in" fo:line-height="100%" fo:text-indent="0in"/>
    </style:style>
    <style:style style:name="P6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4" style:family="paragraph">
      <style:paragraph-properties style:line-height-at-least="0in" fo:text-align="center" style:text-autospace="ideograph-alpha" style:punctuation-wrap="hanging" style:line-break="strict" style:writing-mode="lr-tb"/>
      <style:text-properties fo:font-size="12pt" style:font-size-asian="12pt" style:font-size-complex="12pt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bold" style:font-size-asian="12pt" style:language-asian="ar" style:country-asian="SA" style:font-weight-asian="bold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language-asian="ar" style:country-asian="SA" style:font-weight-asian="bold"/>
    </style:style>
    <style:style style:name="T12" style:family="text">
      <style:text-properties fo:language="en" fo:country="US" fo:font-weight="bold" style:font-weight-asian="bold"/>
    </style:style>
    <style:style style:name="T13" style:family="text">
      <style:text-properties fo:language="en" fo:country="US" style:language-asian="ar" style:country-asian="SA"/>
    </style:style>
    <style:style style:name="T14" style:family="text">
      <style:text-properties fo:language="en" fo:country="US" fo:font-style="italic" fo:font-weight="bold" style:language-asian="ar" style:country-asian="SA" style:font-style-asian="italic" style:font-weight-asian="bold"/>
    </style:style>
    <style:style style:name="T15" style:family="text">
      <style:text-properties fo:language="en" fo:country="US" fo:font-style="italic" fo:font-weight="bold" style:font-style-asian="italic" style:font-weight-asian="bold" style:font-size-complex="14pt" style:font-style-complex="italic" style:font-weight-complex="bold"/>
    </style:style>
    <style:style style:name="T16" style:family="text">
      <style:text-properties fo:language="en" fo:country="US" style:font-size-complex="14pt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ru" fo:country="RU"/>
    </style:style>
    <style:style style:name="T20" style:family="text">
      <style:text-properties style:font-name="Times New Roman" fo:font-style="italic" style:font-name-asian="Minion-SwashItalic" style:font-style-asian="italic" style:font-name-complex="Minion-SwashItalic" style:font-style-complex="italic"/>
    </style:style>
    <style:style style:name="T21" style:family="text">
      <style:text-properties style:font-name="Times New Roman" fo:font-style="italic" style:font-name-asian="Dutch801BT-Roman" style:font-style-asian="italic" style:font-name-complex="Dutch801BT-Roman" style:font-style-complex="italic"/>
    </style:style>
    <style:style style:name="T22" style:family="text">
      <style:text-properties style:font-name="Times New Roman" style:font-name-asian="Dutch801BT-Roman" style:font-name-complex="Dutch801BT-Roman"/>
    </style:style>
    <style:style style:name="T23" style:family="text">
      <style:text-properties style:font-name="Times New Roman" style:font-name-asian="Courier" style:font-name-complex="Courier"/>
    </style:style>
    <style:style style:name="T24" style:family="text">
      <style:text-properties style:font-name="Times New Roman" fo:language="ru" fo:country="RU" style:font-name-asian="Dutch801BT-Roman" style:font-name-complex="Dutch801BT-Roman"/>
    </style:style>
    <style:style style:name="T25" style:family="text">
      <style:text-properties style:font-name="Times New Roman" fo:font-size="12pt" style:font-size-asian="12pt" style:font-size-complex="12pt"/>
    </style:style>
    <style:style style:name="T26" style:family="text">
      <style:text-properties style:font-name-asian="Dutch801BT-Roman" style:font-name-complex="Dutch801BT-Roman"/>
    </style:style>
    <style:style style:name="T27" style:family="text">
      <style:text-properties style:font-name-asian="Courier" style:font-name-complex="Courier"/>
    </style:style>
    <style:style style:name="T28" style:family="text">
      <style:text-properties fo:font-style="italic" style:font-name-asian="Minion-SwashItalic" style:font-style-asian="italic" style:font-name-complex="Minion-SwashItalic" style:font-style-complex="italic"/>
    </style:style>
    <style:style style:name="T29" style:family="text">
      <style:text-properties fo:font-style="italic" fo:font-weight="bold" style:font-style-asian="italic" style:font-weight-asian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00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fo:font-size="12pt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fo:font-size="12pt" fo:language="en" fo:country="US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00" fo:font-size="12pt" fo:language="en" fo:country="US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color="#000000" fo:font-size="12pt" fo:language="en" fo:country="US" fo:font-style="italic" style:text-underline-style="none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T37" style:family="text">
      <style:text-properties fo:color="#000000" fo:font-size="12pt" fo:language="en" fo:country="US" fo:font-style="italic" style:text-underline-style="none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38" style:family="text">
      <style:text-properties fo:color="#000000" fo:font-size="12pt" fo:language="ru" fo:country="RU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000000" fo:font-size="12pt" fo:language="ru" fo:country="RU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fo:language="en" fo:country="US" fo:background-color="transparent"/>
    </style:style>
    <style:style style:name="T41" style:family="text">
      <style:text-properties fo:color="#000000" fo:language="en" fo:country="US" fo:font-weight="bold" fo:background-color="transparent" style:font-weight-asian="bold" style:font-weight-complex="bold"/>
    </style:style>
    <style:style style:name="T42" style:family="text">
      <style:text-properties fo:color="#000000" fo:language="en" fo:country="US" fo:font-style="italic" fo:font-weight="bold" fo:background-color="transparent" style:font-style-asian="italic" style:font-weight-asian="bold" style:font-style-complex="italic" style:font-weight-complex="bold"/>
    </style:style>
    <style:style style:name="T43" style:family="text">
      <style:text-properties fo:color="#000000" fo:language="en" fo:country="US" fo:font-style="italic" fo:font-weight="bold" style:font-style-asian="italic" style:font-weight-asian="bold"/>
    </style:style>
    <style:style style:name="T44" style:family="text">
      <style:text-properties fo:color="#000000" fo:font-style="italic" fo:font-weight="bold" fo:background-color="transparent" style:font-style-asian="italic" style:font-weight-asian="bold" style:font-size-complex="14pt" style:font-style-complex="italic" style:font-weight-complex="bold"/>
    </style:style>
    <style:style style:name="T45" style:family="text">
      <style:text-properties fo:color="#000000" fo:font-style="italic" fo:font-weight="bold" fo:background-color="transparent" style:font-style-asian="italic" style:font-weight-asian="bold" style:font-style-complex="italic" style:font-weight-complex="bold"/>
    </style:style>
    <style:style style:name="T46" style:family="text">
      <style:text-properties fo:color="#000000" style:font-name="Times New Roman" fo:language="ru" fo:country="RU" fo:background-color="transparent" style:font-name-asian="Courier New1" style:font-name-complex="Courier New1"/>
    </style:style>
    <style:style style:name="T47" style:family="text">
      <style:text-properties fo:color="#000000" style:font-name="Times New Roman" fo:background-color="transparent" style:font-name-asian="Courier New1" style:font-name-complex="Courier New1"/>
    </style:style>
    <style:style style:name="T48" style:family="text">
      <style:text-properties fo:color="#000000" style:font-name="Times New Roman" fo:font-size="12pt" fo:language="en" fo:country="US" fo:font-style="normal" style:font-name-asian="Courier New1" style:font-size-asian="14pt" style:font-style-asian="normal" style:font-name-complex="Courier New1" style:font-size-complex="14pt" style:font-style-complex="normal"/>
    </style:style>
    <style:style style:name="T49" style:family="text">
      <style:text-properties fo:color="#000000" style:font-name="Times New Roman" fo:font-size="12pt" fo:language="en" fo:country="US" fo:font-style="normal" style:font-name-asian="Courier New1" style:font-size-asian="12pt" style:font-style-asian="normal" style:font-name-complex="Courier New1" style:font-size-complex="12pt" style:font-style-complex="normal"/>
    </style:style>
    <style:style style:name="T50" style:family="text">
      <style:text-properties fo:color="#000000" style:font-name="Times New Roman" fo:font-size="12pt" fo:language="en" fo:country="US" fo:font-style="normal" fo:background-color="transparent" style:font-name-asian="Courier New1" style:font-size-asian="12pt" style:font-style-asian="normal" style:font-name-complex="Courier New1" style:font-size-complex="12pt" style:font-style-complex="normal"/>
    </style:style>
    <style:style style:name="T51" style:family="text">
      <style:text-properties fo:color="#000000" style:font-name="Times New Roman" fo:font-size="12pt" fo:language="en" fo:country="US" fo:font-style="italic" fo:font-weight="bold" fo:background-color="transparent" style:font-name-asian="Courier New1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T52" style:family="text">
      <style:text-properties fo:color="#000000" style:font-name="Times New Roman" fo:font-size="12pt" fo:font-style="normal" style:font-name-asian="Courier New1" style:font-size-asian="12pt" style:font-style-asian="normal" style:font-name-complex="Courier New1" style:font-size-complex="12pt" style:font-style-complex="normal"/>
    </style:style>
    <style:style style:name="T53" style:family="text">
      <style:text-properties fo:color="#000000" style:font-name="Times New Roman" fo:language="en" fo:country="US" fo:background-color="transparent" style:font-name-asian="Courier New1" style:font-name-complex="Courier New1" style:font-size-complex="14pt"/>
    </style:style>
    <style:style style:name="T54" style:family="text">
      <style:text-properties fo:color="#000000" style:font-name="Times New Roman" fo:language="en" fo:country="US" fo:font-style="italic" fo:font-weight="bold" fo:background-color="transparent" style:font-name-asian="Courier New1" style:font-style-asian="italic" style:font-weight-asian="bold" style:font-name-complex="Courier New1" style:font-size-complex="14pt" style:font-style-complex="italic" style:font-weight-complex="bold"/>
    </style:style>
    <style:style style:name="T55" style:family="text">
      <style:text-properties fo:color="#ff0000" fo:language="en" fo:country="US" fo:font-weight="bold" style:language-asian="ar" style:country-asian="SA" style:font-weight-asian="bold"/>
    </style:style>
    <style:style style:name="T56" style:family="text">
      <style:text-properties style:use-window-font-color="true" style:font-name="Arial" fo:font-size="12pt" fo:language="zxx" fo:country="none" style:letter-kerning="true" style:font-name-asian="Andale Sans UI2" style:font-size-asian="12pt" style:font-name-complex="Tahoma1" style:font-size-complex="12pt" style:language-complex="zxx" style:country-complex="none"/>
    </style:style>
    <style:style style:name="T57" style:family="text">
      <style:text-properties style:use-window-font-color="true" style:font-name="Arial" fo:font-size="12pt" fo:language="en" fo:country="US" style:letter-kerning="true" style:font-name-asian="Andale Sans UI2" style:font-size-asian="12pt" style:font-name-complex="Tahoma1" style:font-size-complex="12pt" style:language-complex="zxx" style:country-complex="none"/>
    </style:style>
    <style:style style:name="T58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Andale Sans UI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T59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0" style:family="text">
      <style:text-properties style:use-window-font-color="true" style:font-name="Arial" fo:font-size="18pt" fo:language="zxx" fo:country="none" style:letter-kerning="true" style:font-name-asian="Andale Sans UI2" style:font-size-asian="18pt" style:font-name-complex="Tahoma1" style:font-size-complex="18pt" style:language-complex="zxx" style:country-complex="none"/>
    </style:style>
    <style:style style:name="T61" style:family="text">
      <style:text-properties fo:color="#000000" style:font-name="Arial" fo:font-size="11pt" fo:language="en" fo:country="US" style:letter-kerning="true" style:font-name-asian="Andale Sans UI2" style:font-size-asian="11pt" style:font-name-complex="Tahoma1" style:font-size-complex="11pt" style:language-complex="zxx" style:country-complex="none"/>
    </style:style>
    <style:style style:name="T62" style:family="text">
      <style:text-properties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02in" svg:stroke-color="#000000" draw:stroke-linejoin="miter" draw:fill="solid" draw:fill-color="#99ccff" draw:textarea-horizontal-align="center" draw:textarea-vertical-align="middle" draw:auto-grow-height="false" fo:padding-top="0.0866in" fo:padding-bottom="0.0866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492in" fo:padding-bottom="0.0492in" fo:padding-left="0.0984in" fo:padding-right="0.0984in" fo:wrap-option="wrap" draw:shadow="hidden" style:run-through="foreground"/>
    </style:style>
    <style:style style:name="gr6" style:family="graphic">
      <style:graphic-properties draw:stroke="solid" svg:stroke-width="0.0102in" svg:stroke-color="#0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7" style:family="graphic">
      <style:graphic-properties draw:stroke="solid" svg:stroke-width="0.0102in" svg:stroke-color="#000000" draw:stroke-linejoin="miter" draw:fill="solid" draw:fill-color="#33cc66" draw:opacity="50%" draw:textarea-horizontal-align="left" draw:textarea-vertical-align="middle" draw:auto-grow-height="false" fo:padding-top="0.0902in" fo:padding-bottom="0.0902in" fo:padding-left="0.1736in" fo:padding-right="0.1736in" fo:wrap-option="wrap" draw:shadow="hidden" style:run-through="foreground"/>
    </style:style>
    <style:style style:name="gr8" style:family="graphic">
      <style:graphic-properties draw:stroke="solid" svg:stroke-width="0.0102in" svg:stroke-color="#800000" draw:marker-end="msArrowEnd_20_5" draw:marker-end-width="0.1457in" draw:marker-end-center="false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1181in" draw:marker-start-center="false" draw:marker-end="Arrow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0in" fo:min-width="0in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hatch" draw:fill-color="#99ccff" draw:fill-gradient-name="Gradient_20_1" draw:fill-hatch-name="Hatch_20_1" draw:fill-hatch-solid="false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  <style:style style:name="gr17" style:family="graphic">
      <style:graphic-properties draw:stroke="solid" svg:stroke-width="0.0102in" svg:stroke-color="#000000" draw:stroke-linejoin="round" draw:fill="solid" draw:fill-color="#99ccff" draw:textarea-horizontal-align="left" draw:textarea-vertical-align="middle" draw:auto-grow-height="false" fo:padding-top="0.0866in" fo:padding-bottom="0.0866in" fo:padding-left="0.1736in" fo:padding-right="0.1736in" fo:wrap-option="wrap" draw:shadow="hidden" style:run-through="foreground"/>
    </style:style>
    <style:style style:name="gr18" style:family="graphic">
      <style:graphic-properties draw:stroke="solid" svg:stroke-width="0.0102in" svg:stroke-color="#000000" draw:stroke-linejoin="round" draw:fill="solid" draw:fill-color="#99ccff" draw:textarea-horizontal-align="justify" draw:textarea-vertical-align="middle" draw:auto-grow-height="false" draw:auto-grow-width="false" fo:padding-top="0.0492in" fo:padding-bottom="0.0492in" fo:padding-left="0.0984in" fo:padding-right="0.0984in" fo:wrap-option="wrap" draw:shadow="hidden" style:run-through="foreground"/>
    </style:style>
    <style:style style:name="gr19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20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3ff23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Sub</text:span>Views</text:p>
      <text:p text:style-name="Standard"><text:line-break/><text:span text:style-name="T1">1. </text:span><text:span text:style-name="T2">Introduction </text:span></text:p>
      <text:p text:style-name="P2"/>
      <text:p text:style-name="P5">We need SubViews for RuleCompression, ContactMap, etc.</text:p>
      <text:p text:style-name="Standard"><text:span text:style-name="T2"><text:line-break/></text:span><text:span text:style-name="T1">2. </text:span><text:span text:style-name="T2">Definitions </text:span></text:p>
      <text:p text:style-name="P5"/>
      <text:p text:style-name="P6"><text:span text:style-name="T30">1. class Sub View</text:span> – the subset<text:span text:style-name="T19"> </text:span>Agent's sites. <text:span text:style-name="T20">C</text:span><text:span text:style-name="T22">(</text:span><text:span text:style-name="T23">A</text:span><text:span text:style-name="T22">) —</text:span><text:span text:style-name="T24"> s</text:span><text:span text:style-name="T22">et of all</text:span><text:span text:style-name="T24"> </text:span><text:span text:style-name="T21">class Sub View</text:span><text:span text:style-name="T22"> agent of type A.</text:span></text:p>
      <text:p text:style-name="Standard"><text:span text:style-name="T25">We use BDD (</text:span><text:bookmark text:name="firstHeading"/>Binary decision diagram) for storage subviews of agent.</text:p>
      <text:p text:style-name="P8"/>
      <text:p text:style-name="P8"><text:span text:style-name="T31">2. Cov1 (backward closure). </text:span><text:span text:style-name="T26">If a rule tests a site </text:span><text:span text:style-name="T27">a </text:span><text:span text:style-name="T26">in an agent </text:span><text:span text:style-name="T27">A </text:span><text:span text:style-name="T26">and</text:span></text:p>
      <text:p text:style-name="P8"><text:span text:style-name="T26">modifies a site </text:span><text:span text:style-name="T27">b </text:span><text:span text:style-name="T26">in the same agent, any class in </text:span><text:span text:style-name="T28">C</text:span><text:span text:style-name="T26">(</text:span><text:span text:style-name="T27">A</text:span><text:span text:style-name="T26">) that contains</text:span></text:p>
      <text:p text:style-name="P8"><text:span text:style-name="T27">b </text:span><text:span text:style-name="T26">must also contain </text:span><text:span text:style-name="T27">a</text:span><text:span text:style-name="T26">.</text:span></text:p>
      <text:p text:style-name="P8"><text:span text:style-name="T31">3. Cov2 (relay).</text:span><text:span text:style-name="T18"> </text:span><text:span text:style-name="T26">If a rule tests a site </text:span><text:span text:style-name="T27">a </text:span><text:span text:style-name="T26">in an agent </text:span><text:span text:style-name="T27">A</text:span><text:span text:style-name="T26">, and </text:span><text:span text:style-name="T27">A </text:span><text:span text:style-name="T26">is connected</text:span></text:p>
      <text:p text:style-name="P8"><text:span text:style-name="T26">by some path through a site </text:span><text:span text:style-name="T27">b </text:span><text:span text:style-name="T26">to an agent that is modified, any</text:span></text:p>
      <text:p text:style-name="P8"><text:span text:style-name="T26">class in </text:span><text:span text:style-name="T28">C</text:span><text:span text:style-name="T26">(</text:span><text:span text:style-name="T27">A</text:span><text:span text:style-name="T26">) that contains </text:span><text:span text:style-name="T27">b </text:span><text:span text:style-name="T26">must also contain </text:span><text:span text:style-name="T27">a</text:span><text:span text:style-name="T26">.</text:span></text:p>
      <text:p text:style-name="P9"/>
      <text:p text:style-name="P6"/>
      <text:p text:style-name="P7"><text:span text:style-name="T10">Classes creation is proceeded according to the following rules: </text:span>С</text:p>
      <text:list xml:id="list42506995" text:style-name="L1">
        <text:list-item>
          <text:p text:style-name="P37"><text:span text:style-name="T5">First, we create </text:span><text:span text:style-name="T3">classSubView</text:span><text:span text:style-name="T4"> </text:span><text:span text:style-name="T5">for each site. </text:span></text:p>
        </text:list-item>
      </text:list>
      <text:p text:style-name="P7"/>
      <text:list xml:id="list42506794" text:style-name="L2">
        <text:list-item>
          <text:p text:style-name="P39"><text:span text:style-name="T32">Transformation</text:span><text:span text:style-name="T38">1. </text:span><text:span text:style-name="T32">If the </text:span><text:span text:style-name="T35">R</text:span><text:span text:style-name="T32"> rule changes the </text:span><text:span text:style-name="T38"><text:s/></text:span><text:span text:style-name="T35">”</text:span><text:span text:style-name="T39">а</text:span><text:span text:style-name="T35">”, ”b”</text:span><text:span text:style-name="T34"> </text:span><text:span text:style-name="T32">sites, then we merge two</text:span><text:span text:style-name="T38"> </text:span><text:span text:style-name="T35">classSubView</text:span><text:span text:style-name="T32"> that contain <text:s/></text:span><text:span text:style-name="T35">”</text:span><text:span text:style-name="T39">а</text:span><text:span text:style-name="T35">”, ”b”</text:span><text:span text:style-name="T38">.</text:span></text:p>
        </text:list-item>
      </text:list>
      <text:p text:style-name="P14"/>
      <text:list xml:id="list42573236" text:continue-numbering="true" text:style-name="L2">
        <text:list-item>
          <text:p text:style-name="P39"><text:span text:style-name="T32">Transformation</text:span><text:span text:style-name="T38"> 2. </text:span><text:span text:style-name="T32">If the</text:span><text:span text:style-name="T38"> </text:span><text:span text:style-name="T35">R</text:span><text:span text:style-name="T38"> </text:span><text:span text:style-name="T32">rule changes the “a” site and tests the “b” site, then we add the </text:span><text:span text:style-name="T35">classSubView</text:span><text:span text:style-name="T32"> containing the </text:span><text:span text:style-name="T35">“b” </text:span><text:span text:style-name="T32">to the </text:span><text:span text:style-name="T35">classSubView</text:span><text:span text:style-name="T32"> containing the</text:span><text:span text:style-name="T35"> “a”.</text:span><text:span text:style-name="T32"> <text:s/></text:span></text:p>
        </text:list-item>
        <text:list-item>
          <text:p text:style-name="P41">Remove any class that would be included in another one.</text:p>
        </text:list-item>
      </text:list>
      <text:p text:style-name="P14"/>
      <text:p text:style-name="P6">4. Sub View contains the <text:span text:style-name="T30">classSubView</text:span><text:span text:style-name="T19"> </text:span>and for an agent — the set <text:s/>of all possible states and sites from this <text:span text:style-name="T30">classSubView</text:span> that can be obtained within this model. </text:p>
      <text:p text:style-name="P6"/>
      <text:p text:style-name="Standard"><text:span text:style-name="T2"><text:line-break/></text:span><text:span text:style-name="T1">3. </text:span><text:span text:style-name="T2">Input Data</text:span></text:p>
      <text:p text:style-name="P2"/>
      <text:p text:style-name="Standard"><text:span text:style-name="T3">Kappa model</text:span><text:span text:style-name="T9"> </text:span><text:span text:style-name="T8">– </text:span><text:span text:style-name="T6">the file with the system model that contains the set of “Rules” and represents the Initial Solution. </text:span><text:span text:style-name="T2"><text:line-break/></text:span></text:p>
      <text:p text:style-name="Standard"><text:span text:style-name="T1">4. </text:span><text:span text:style-name="T2">Goal </text:span></text:p>
      <text:p text:style-name="P5"/>
      <text:p text:style-name="Standard"><text:span text:style-name="T6">The goal is to build the </text:span><text:span text:style-name="T4">SubViews</text:span><text:span text:style-name="T6"> using the input data. </text:span><text:span text:style-name="T2"><text:line-break/></text:span></text:p>
      <text:p text:style-name="Standard"><text:span text:style-name="T1">5. </text:span><text:span text:style-name="T2">Solution</text:span></text:p>
      <text:p text:style-name="P4"/>
      <text:list xml:id="list42537193" text:style-name="L3">
        <text:list-item>
          <text:p text:style-name="P40"><text:span text:style-name="T32">First, we form the set of </text:span><text:span text:style-name="T36">classSubViews: </text:span><text:span text:style-name="T33">we take </text:span><text:span text:style-name="T37">n</text:span><text:span text:style-name="T33"> number of sites of our agent and divide it to </text:span><text:span text:style-name="T37">n</text:span><text:span text:style-name="T33"> subsets (one element after another). </text:span></text:p>
        </text:list-item>
        <text:list-item>
          <text:p text:style-name="P47"><text:span text:style-name="T40">Then we transform these subsets (according to the rules described in the </text:span><text:span text:style-name="T41">Definitions </text:span><text:span text:style-name="T40">section)</text:span><text:span text:style-name="T42">.</text:span><text:span text:style-name="T40"> <text:s/></text:span><text:span text:style-name="T19"><text:s/></text:span></text:p>
        </text:list-item>
        <text:list-item>
          <text:p text:style-name="P40">The process is aimed to comply with the “Rules” until there will be nothing added to the “Solution” after passing all the rules.</text:p>
        </text:list-item>
      </text:list>
      <text:p text:style-name="P32"><text:span text:style-name="T1">6. </text:span><text:span text:style-name="T2">Algorithm </text:span></text:p>
      <text:p text:style-name="P2"/>
      <text:p text:style-name="P13"><text:span text:style-name="T32">For the obtained </text:span><text:span text:style-name="T34">classSubView, </text:span><text:span text:style-name="T32">fill the </text:span><text:span text:style-name="T34">SubView.</text:span></text:p>
      <text:p text:style-name="P11"/>
      <text:list xml:id="list42521858" text:style-name="WW8Num10">
        <text:list-item>
          <text:p text:style-name="P48">Set <text:span text:style-name="T29">shouldDo</text:span> to <text:span text:style-name="T17">TRUE</text:span></text:p>
        </text:list-item>
        <text:list-item>
          <text:p text:style-name="P48">While( shouldDo ) do </text:p>
        </text:list-item>
      </text:list>
      <text:list xml:id="list42534491" text:style-name="WW8Num2">
        <text:list-item>
          <text:list>
            <text:list-item>
              <text:p text:style-name="P49">a). shoulDo = false</text:p>
            </text:list-item>
            <text:list-item>
              <text:p text:style-name="P49">b). for( r : Rule )</text:p>
            </text:list-item>
          </text:list>
        </text:list-item>
      </text:list>
      <text:list xml:id="list42512293" text:style-name="WW8Num20">
        <text:list-item>
          <text:p text:style-name="P52">find all the injections for this rule</text:p>
        </text:list-item>
        <text:list-item>
          <text:p text:style-name="P52">apply the rule for all possible injections’ combinations, using exhaustive search</text:p>
        </text:list-item>
        <text:list-item>
          <text:p text:style-name="P53"><text:span text:style-name="T16">add the result applying the rule to the </text:span><text:span text:style-name="T15">Sub</text:span><text:span text:style-name="T43">ViewStorage</text:span></text:p>
        </text:list-item>
        <text:list-item>
          <text:p text:style-name="P54"><text:span text:style-name="T44">if ( something new is added to the SubViewStorage</text:span><text:span text:style-name="T45">)</text:span><text:span text:style-name="T44"> </text:span><text:span text:style-name="T45">shouldDo = true</text:span></text:p>
        </text:list-item>
      </text:list>
      <text:p text:style-name="P3"/>
      <text:p text:style-name="P36">7. Examples</text:p>
      <text:p text:style-name="P7">'AxBx' A(x),B(x) -&gt; A(x!1),B(x!1) @ 1.0</text:p>
      <text:p text:style-name="P7">'AyCy' A(y),C(y) -&gt; A(y!1),C(y!1) @ 1.0</text:p>
      <text:p text:style-name="P7">'Ax_Cxy_' A(x!_),C(x,y!_) -&gt; A(x!1),C(x!1,y!_) @ 1.0</text:p>
      <text:p text:style-name="P7"/>
      <text:p text:style-name="P7"># Initial Conditions:</text:p>
      <text:p text:style-name="P6">%init: 1 * (A(x,y),B(x),C(x,y))</text:p>
      <text:p text:style-name="P6"/>
      <text:p text:style-name="P7"/>
      <text:list xml:id="list42523142" text:style-name="L4">
        <text:list-item>
          <text:p text:style-name="P38"><text:span text:style-name="T48">Rule </text:span><text:span text:style-name="T52">'AxBx' <text:s/></text:span><text:span text:style-name="T49">- changes two sites.</text:span></text:p>
        </text:list-item>
        <text:list-item>
          <text:p text:style-name="P38"><text:span text:style-name="T48">Rule </text:span><text:span text:style-name="T52">'AyCy' <text:s text:c="2"/></text:span><text:span text:style-name="T49">- changes two sites.</text:span></text:p>
        </text:list-item>
        <text:list-item>
          <text:p text:style-name="P38"><text:span text:style-name="T48">Rule </text:span><text:span text:style-name="T52">'Ax_Cxy_' <text:s/></text:span><text:span text:style-name="T49">- changes two sites and tests one.</text:span></text:p>
        </text:list-item>
      </text:list>
      <text:p text:style-name="P18"/>
      <text:p text:style-name="P12"><text:span text:style-name="T49">Filling the </text:span><text:span text:style-name="T50">classSubView in according to rules described in the Definitions section, we get five different </text:span><text:span text:style-name="T51">classSubViews</text:span><text:span text:style-name="T50">:</text:span></text:p>
      <text:p text:style-name="P15"/>
      <text:p text:style-name="P6"><text:span text:style-name="T46">Agent: A ; Sites: </text:span><text:span text:style-name="T47">x</text:span></text:p>
      <text:p text:style-name="P6"><text:span text:style-name="T46">Agent: A ; Sites: </text:span><text:span text:style-name="T47">y</text:span></text:p>
      <text:p text:style-name="P6"><text:span text:style-name="T46">Agent: </text:span><text:span text:style-name="T47">B</text:span><text:span text:style-name="T46"> ; Sites: </text:span><text:span text:style-name="T47">x</text:span></text:p>
      <text:p text:style-name="P6"><text:span text:style-name="T46">Agent: </text:span><text:span text:style-name="T47">C</text:span><text:span text:style-name="T46"> ; Sites: </text:span><text:span text:style-name="T47">x,y</text:span></text:p>
      <text:p text:style-name="P6"><text:span text:style-name="T46">Agent: </text:span><text:span text:style-name="T47">C</text:span><text:span text:style-name="T46"> ; Sites: </text:span><text:span text:style-name="T47">y <text:s/>&lt;------------------------- removed, because it is included in “A</text:span><text:span text:style-name="T46">gent: </text:span><text:span text:style-name="T47">C</text:span><text:span text:style-name="T46"> ; Sites: </text:span><text:span text:style-name="T47">x,y”</text:span></text:p>
      <text:p text:style-name="P34"/>
      <text:list xml:id="list42546327" text:continue-list="list42521858" text:style-name="WW8Num10">
        <text:list-item>
          <text:list>
            <text:list-item>
              <text:p text:style-name="P48"><text:span text:style-name="T10">Applying Rule 1: </text:span><text:span text:style-name="T12">'AxBx' </text:span><text:span text:style-name="T10">, and the </text:span><text:span text:style-name="T15">Sub</text:span><text:span text:style-name="T43">ViewStorage</text:span><text:span text:style-name="T10"> now looks like it showed on the picture below:</text:span></text:p>
            </text:list-item>
          </text:list>
        </text:list-item>
      </text:list>
      <text:p text:style-name="P20"><draw:g text:anchor-type="paragraph" draw:z-index="4" draw:style-name="gr9"><draw:ellipse draw:style-name="gr15" draw:text-style-name="P61" svg:width="0.5906in" svg:height="0.5913in" svg:x="0in" svg:y="0.1972in"><text:p text:style-name="P59"><text:span text:style-name="T59">A</text:span></text:p></draw:ellipse><draw:circle draw:style-name="gr20" draw:text-style-name="P61" svg:width="0.3941in" svg:height="0.3941in" svg:x="0.1965in" svg:y="0.0008in"><text:p text:style-name="P59"><text:span text:style-name="T59">x</text:span></text:p></draw:circle><draw:ellipse draw:style-name="gr15" draw:text-style-name="P61" svg:width="0.5906in" svg:height="0.5913in" svg:x="0.7874in" svg:y="0.1972in"><text:p text:style-name="P59"><text:span text:style-name="T59">A</text:span></text:p></draw:ellipse><draw:circle draw:style-name="gr20" draw:text-style-name="P61" svg:width="0.3941in" svg:height="0.3941in" svg:x="0.9839in" svg:y="0.0008in"><text:p text:style-name="P59"><text:span text:style-name="T59">y</text:span></text:p></draw:circle><draw:ellipse draw:style-name="gr15" draw:text-style-name="P61" svg:width="0.5906in" svg:height="0.5913in" svg:x="1.5752in" svg:y="0.1972in"><text:p text:style-name="P59"><text:span text:style-name="T59">B</text:span></text:p></draw:ellipse><draw:circle draw:style-name="gr20" draw:text-style-name="P61" svg:width="0.3941in" svg:height="0.3941in" svg:x="1.7717in" svg:y="0.0008in"><text:p text:style-name="P59"><text:span text:style-name="T59">x</text:span></text:p></draw:circle><draw:ellipse draw:style-name="gr15" draw:text-style-name="P61" svg:width="0.5906in" svg:height="0.5913in" svg:x="2.3626in" svg:y="0.1972in"><text:p text:style-name="P59"><text:span text:style-name="T59">C</text:span></text:p></draw:ellipse><draw:circle draw:style-name="gr20" draw:text-style-name="P61" svg:width="0.3941in" svg:height="0.3941in" svg:x="2.5591in" svg:y="0.0008in"><text:p text:style-name="P59"><text:span text:style-name="T59">x</text:span></text:p></draw:circle><draw:ellipse draw:style-name="gr20" draw:text-style-name="P61" svg:width="0.3933in" svg:height="0.3941in" svg:x="2.7563in" svg:y="0.5909in"><text:p text:style-name="P59"><text:span text:style-name="T59">y</text:span></text:p></draw:ellipse><draw:circle draw:style-name="gr15" draw:text-style-name="P61" svg:width="0.5913in" svg:height="0.5913in" svg:x="3.1492in" svg:y="0.1972in"><text:p text:style-name="P59"><text:span text:style-name="T59">A</text:span></text:p></draw:circle><draw:circle draw:style-name="gr20" draw:text-style-name="P61" svg:width="0.3941in" svg:height="0.3941in" svg:x="3.3465in" svg:y="0.0008in"><text:p text:style-name="P59"><text:span text:style-name="T59">x</text:span></text:p></draw:circle><draw:line draw:style-name="gr15" draw:text-style-name="P61" svg:x1="3.7402in" svg:y1="0.1976in" svg:x2="4.3307in" svg:y2="0.1976in"><text:p text:style-name="P59"><text:span text:style-name="T59">x.B</text:span></text:p></draw:line><draw:circle draw:style-name="gr15" draw:text-style-name="P61" svg:width="0.5913in" svg:height="0.5913in" svg:x="4.3307in" svg:y="0.1972in"><text:p text:style-name="P59"><text:span text:style-name="T59">B</text:span></text:p></draw:circle><draw:circle draw:style-name="gr20" draw:text-style-name="P61" svg:width="0.3941in" svg:height="0.3941in" svg:x="4.528in" svg:y="0.0008in"><text:p text:style-name="P59"><text:span text:style-name="T59">x</text:span></text:p></draw:circle><draw:line draw:style-name="gr15" draw:text-style-name="P61" svg:x1="4.9213in" svg:y1="0.1976in" svg:x2="5.7087in" svg:y2="0.1976in"><text:p text:style-name="P59"><text:span text:style-name="T59">x.A</text:span></text:p></draw:line></draw:g></text:p>
      <text:p text:style-name="P20"/>
      <text:p text:style-name="P20"/>
      <text:p text:style-name="P20"/>
      <text:p text:style-name="P20"/>
      <text:p text:style-name="P22"/>
      <text:list xml:id="list42566285" text:continue-numbering="true" text:style-name="WW8Num10">
        <text:list-item>
          <text:list>
            <text:list-item>
              <text:p text:style-name="P51"><text:span text:style-name="T10">Applying Rule 1: </text:span><text:span text:style-name="T12">' AyCy'</text:span><text:span text:style-name="T10"> , and the </text:span><text:span text:style-name="T15">Sub</text:span><text:span text:style-name="T43">ViewStorage</text:span><text:span text:style-name="T10">now looks like it showed on the picture below:</text:span></text:p>
            </text:list-item>
          </text:list>
        </text:list-item>
      </text:list>
      <text:p text:style-name="P20"><draw:g text:anchor-type="paragraph" draw:z-index="5" draw:style-name="gr9"><draw:ellipse draw:style-name="gr15" draw:text-style-name="P61" svg:width="0.5906in" svg:height="0.5913in" svg:x="0in" svg:y="0.1965in"><text:p text:style-name="P59"><text:span text:style-name="T59">A</text:span></text:p></draw:ellipse><draw:circle draw:style-name="gr20" draw:text-style-name="P61" svg:width="0.3941in" svg:height="0.3941in" svg:x="0.1965in" svg:y="0in"><text:p text:style-name="P59"><text:span text:style-name="T59">x</text:span></text:p></draw:circle><draw:ellipse draw:style-name="gr15" draw:text-style-name="P61" svg:width="0.5906in" svg:height="0.5913in" svg:x="0.7874in" svg:y="0.1965in"><text:p text:style-name="P59"><text:span text:style-name="T59">A</text:span></text:p></draw:ellipse><draw:circle draw:style-name="gr20" draw:text-style-name="P61" svg:width="0.3941in" svg:height="0.3941in" svg:x="0.9839in" svg:y="0in"><text:p text:style-name="P59"><text:span text:style-name="T59">y</text:span></text:p></draw:circle><draw:ellipse draw:style-name="gr15" draw:text-style-name="P61" svg:width="0.5906in" svg:height="0.5913in" svg:x="1.5752in" svg:y="0.1965in"><text:p text:style-name="P59"><text:span text:style-name="T59">B</text:span></text:p></draw:ellipse><draw:circle draw:style-name="gr20" draw:text-style-name="P61" svg:width="0.3941in" svg:height="0.3941in" svg:x="1.7717in" svg:y="0in"><text:p text:style-name="P59"><text:span text:style-name="T59">x</text:span></text:p></draw:circle><draw:ellipse draw:style-name="gr15" draw:text-style-name="P61" svg:width="0.5906in" svg:height="0.5913in" svg:x="2.3626in" svg:y="0.1965in"><text:p text:style-name="P59"><text:span text:style-name="T59">C</text:span></text:p></draw:ellipse><draw:circle draw:style-name="gr20" draw:text-style-name="P61" svg:width="0.3941in" svg:height="0.3941in" svg:x="2.5591in" svg:y="0in"><text:p text:style-name="P59"><text:span text:style-name="T59">x</text:span></text:p></draw:circle><draw:ellipse draw:style-name="gr20" draw:text-style-name="P61" svg:width="0.3933in" svg:height="0.3941in" svg:x="2.7563in" svg:y="0.5902in"><text:p text:style-name="P59"><text:span text:style-name="T59">y</text:span></text:p></draw:ellipse><draw:circle draw:style-name="gr15" draw:text-style-name="P61" svg:width="0.5913in" svg:height="0.5913in" svg:x="3.1492in" svg:y="0.1965in"><text:p text:style-name="P59"><text:span text:style-name="T59">A</text:span></text:p></draw:circle><draw:circle draw:style-name="gr20" draw:text-style-name="P61" svg:width="0.3941in" svg:height="0.3941in" svg:x="3.3465in" svg:y="0in"><text:p text:style-name="P59"><text:span text:style-name="T59">x</text:span></text:p></draw:circle><draw:line draw:style-name="gr15" draw:text-style-name="P61" svg:x1="3.7402in" svg:y1="0.1969in" svg:x2="4.3307in" svg:y2="0.1969in"><text:p text:style-name="P59"><text:span text:style-name="T59">x.B</text:span></text:p></draw:line><draw:circle draw:style-name="gr15" draw:text-style-name="P61" svg:width="0.5913in" svg:height="0.5913in" svg:x="4.3307in" svg:y="0.1965in"><text:p text:style-name="P59"><text:span text:style-name="T59">B</text:span></text:p></draw:circle><draw:circle draw:style-name="gr20" draw:text-style-name="P61" svg:width="0.3941in" svg:height="0.3941in" svg:x="4.528in" svg:y="0in"><text:p text:style-name="P59"><text:span text:style-name="T59">x</text:span></text:p></draw:circle><draw:line draw:style-name="gr15" draw:text-style-name="P61" svg:x1="4.9213in" svg:y1="0.1969in" svg:x2="5.7087in" svg:y2="0.1969in"><text:p text:style-name="P59"><text:span text:style-name="T59">x.A</text:span></text:p></draw:line><draw:ellipse draw:style-name="gr15" draw:text-style-name="P61" svg:width="0.5906in" svg:height="0.5913in" svg:x="0in" svg:y="1.378in"><text:p text:style-name="P59"><text:span text:style-name="T59">A</text:span></text:p></draw:ellipse><draw:circle draw:style-name="gr20" draw:text-style-name="P61" svg:width="0.3941in" svg:height="0.3941in" svg:x="0.1965in" svg:y="1.1811in"><text:p text:style-name="P59"><text:span text:style-name="T59">y</text:span></text:p></draw:circle><draw:line draw:style-name="gr15" draw:text-style-name="P61" svg:x1="0.5906in" svg:y1="1.378in" svg:x2="1.378in" svg:y2="1.378in"><text:p text:style-name="P59"><text:span text:style-name="T59">y.C</text:span></text:p></draw:line><draw:ellipse draw:style-name="gr15" draw:text-style-name="P61" svg:width="0.5906in" svg:height="0.5913in" svg:x="1.5752in" svg:y="1.378in"><text:p text:style-name="P59"><text:span text:style-name="T59">C</text:span></text:p></draw:ellipse><draw:circle draw:style-name="gr20" draw:text-style-name="P61" svg:width="0.3941in" svg:height="0.3941in" svg:x="1.7717in" svg:y="1.1811in"><text:p text:style-name="P59"><text:span text:style-name="T59">x</text:span></text:p></draw:circle><draw:circle draw:style-name="gr20" draw:text-style-name="P61" svg:width="0.3941in" svg:height="0.3941in" svg:x="1.9689in" svg:y="1.7717in"><text:p text:style-name="P59"><text:span text:style-name="T59">y</text:span></text:p></draw:circle><draw:line draw:style-name="gr15" draw:text-style-name="P61" svg:x1="2.3622in" svg:y1="1.9685in" svg:x2="3.1496in" svg:y2="1.9685in"><text:p text:style-name="P59"><text:span text:style-name="T59">y.A</text:span></text:p></draw:lin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42571134" text:continue-numbering="true" text:style-name="WW8Num10">
        <text:list-item>
          <text:p text:style-name="P48"><text:span text:style-name="T10">Applying Rule 1: </text:span><text:span text:style-name="T12">' Ax_Cxy_',</text:span><text:span text:style-name="T10"> and the </text:span><text:span text:style-name="T15">Sub</text:span><text:span text:style-name="T43">ViewStorage</text:span><text:span text:style-name="T10"> now looks like it showed on the picture below:</text:span></text:p>
        </text:list-item>
      </text:list>
      <text:p text:style-name="P20"><draw:g text:anchor-type="paragraph" draw:z-index="6" draw:style-name="gr9"><draw:ellipse draw:style-name="gr15" draw:text-style-name="P61" svg:width="0.5906in" svg:height="0.5913in" svg:x="0in" svg:y="0.1965in"><text:p text:style-name="P59"><text:span text:style-name="T59">A</text:span></text:p></draw:ellipse><draw:circle draw:style-name="gr20" draw:text-style-name="P61" svg:width="0.3941in" svg:height="0.3941in" svg:x="0.1965in" svg:y="0in"><text:p text:style-name="P59"><text:span text:style-name="T59">x</text:span></text:p></draw:circle><draw:ellipse draw:style-name="gr15" draw:text-style-name="P61" svg:width="0.5906in" svg:height="0.5913in" svg:x="0.7874in" svg:y="0.1965in"><text:p text:style-name="P59"><text:span text:style-name="T59">A</text:span></text:p></draw:ellipse><draw:circle draw:style-name="gr20" draw:text-style-name="P61" svg:width="0.3941in" svg:height="0.3941in" svg:x="0.9839in" svg:y="0in"><text:p text:style-name="P59"><text:span text:style-name="T59">y</text:span></text:p></draw:circle><draw:ellipse draw:style-name="gr15" draw:text-style-name="P61" svg:width="0.5906in" svg:height="0.5913in" svg:x="1.5752in" svg:y="0.1965in"><text:p text:style-name="P59"><text:span text:style-name="T59">B</text:span></text:p></draw:ellipse><draw:circle draw:style-name="gr20" draw:text-style-name="P61" svg:width="0.3941in" svg:height="0.3941in" svg:x="1.7717in" svg:y="0in"><text:p text:style-name="P59"><text:span text:style-name="T59">x</text:span></text:p></draw:circle><draw:ellipse draw:style-name="gr15" draw:text-style-name="P61" svg:width="0.5906in" svg:height="0.5913in" svg:x="2.3626in" svg:y="0.1965in"><text:p text:style-name="P59"><text:span text:style-name="T59">C</text:span></text:p></draw:ellipse><draw:circle draw:style-name="gr20" draw:text-style-name="P61" svg:width="0.3941in" svg:height="0.3941in" svg:x="2.5591in" svg:y="0in"><text:p text:style-name="P59"><text:span text:style-name="T59">x</text:span></text:p></draw:circle><draw:ellipse draw:style-name="gr20" draw:text-style-name="P61" svg:width="0.3933in" svg:height="0.3941in" svg:x="2.7563in" svg:y="0.5902in"><text:p text:style-name="P59"><text:span text:style-name="T59">y</text:span></text:p></draw:ellipse><draw:circle draw:style-name="gr15" draw:text-style-name="P61" svg:width="0.5913in" svg:height="0.5913in" svg:x="3.1492in" svg:y="0.1965in"><text:p text:style-name="P59"><text:span text:style-name="T59">A</text:span></text:p></draw:circle><draw:circle draw:style-name="gr20" draw:text-style-name="P61" svg:width="0.3941in" svg:height="0.3941in" svg:x="3.3465in" svg:y="0in"><text:p text:style-name="P59"><text:span text:style-name="T59">x</text:span></text:p></draw:circle><draw:line draw:style-name="gr15" draw:text-style-name="P61" svg:x1="3.7402in" svg:y1="0.1969in" svg:x2="4.3307in" svg:y2="0.1969in"><text:p text:style-name="P59"><text:span text:style-name="T59">x.B</text:span></text:p></draw:line><draw:circle draw:style-name="gr15" draw:text-style-name="P61" svg:width="0.5913in" svg:height="0.5913in" svg:x="4.3307in" svg:y="0.1965in"><text:p text:style-name="P59"><text:span text:style-name="T59">B</text:span></text:p></draw:circle><draw:circle draw:style-name="gr20" draw:text-style-name="P61" svg:width="0.3941in" svg:height="0.3941in" svg:x="4.528in" svg:y="0in"><text:p text:style-name="P59"><text:span text:style-name="T59">x</text:span></text:p></draw:circle><draw:line draw:style-name="gr15" draw:text-style-name="P61" svg:x1="4.9213in" svg:y1="0.1969in" svg:x2="5.7087in" svg:y2="0.1969in"><text:p text:style-name="P59"><text:span text:style-name="T59">x.A</text:span></text:p></draw:line><draw:ellipse draw:style-name="gr15" draw:text-style-name="P61" svg:width="0.5906in" svg:height="0.5913in" svg:x="0in" svg:y="1.378in"><text:p text:style-name="P59"><text:span text:style-name="T59">A</text:span></text:p></draw:ellipse><draw:circle draw:style-name="gr20" draw:text-style-name="P61" svg:width="0.3941in" svg:height="0.3941in" svg:x="0.1965in" svg:y="1.1811in"><text:p text:style-name="P59"><text:span text:style-name="T59">y</text:span></text:p></draw:circle><draw:line draw:style-name="gr15" draw:text-style-name="P61" svg:x1="0.5906in" svg:y1="1.378in" svg:x2="1.378in" svg:y2="1.378in"><text:p text:style-name="P59"><text:span text:style-name="T59">y.C</text:span></text:p></draw:line><draw:ellipse draw:style-name="gr15" draw:text-style-name="P61" svg:width="0.5906in" svg:height="0.5913in" svg:x="1.5752in" svg:y="1.378in"><text:p text:style-name="P59"><text:span text:style-name="T59">C</text:span></text:p></draw:ellipse><draw:circle draw:style-name="gr20" draw:text-style-name="P61" svg:width="0.3941in" svg:height="0.3941in" svg:x="1.7717in" svg:y="1.1811in"><text:p text:style-name="P59"><text:span text:style-name="T59">x</text:span></text:p></draw:circle><draw:circle draw:style-name="gr20" draw:text-style-name="P61" svg:width="0.3941in" svg:height="0.3941in" svg:x="1.9689in" svg:y="1.7717in"><text:p text:style-name="P59"><text:span text:style-name="T59">y</text:span></text:p></draw:circle><draw:line draw:style-name="gr15" draw:text-style-name="P61" svg:x1="2.3622in" svg:y1="1.9685in" svg:x2="3.1496in" svg:y2="1.9685in"><text:p text:style-name="P59"><text:span text:style-name="T59">y.A</text:span></text:p></draw:line><draw:circle draw:style-name="gr15" draw:text-style-name="P61" svg:width="0.5906in" svg:height="0.5906in" svg:x="0in" svg:y="2.7563in"><text:p text:style-name="P59"><text:span text:style-name="T59">A</text:span></text:p></draw:circle><draw:circle draw:style-name="gr20" draw:text-style-name="P61" svg:width="0.3941in" svg:height="0.3941in" svg:x="0.1965in" svg:y="2.5591in"><text:p text:style-name="P59"><text:span text:style-name="T59">x</text:span></text:p></draw:circle><draw:line draw:style-name="gr15" draw:text-style-name="P61" svg:x1="0.5906in" svg:y1="2.7559in" svg:x2="1.378in" svg:y2="2.7559in"><text:p text:style-name="P59"><text:span text:style-name="T59">x.C</text:span></text:p></draw:line><draw:circle draw:style-name="gr15" draw:text-style-name="P61" svg:width="0.5906in" svg:height="0.5906in" svg:x="1.5752in" svg:y="2.7563in"><text:p text:style-name="P59"><text:span text:style-name="T59">C</text:span></text:p></draw:circle><draw:circle draw:style-name="gr20" draw:text-style-name="P61" svg:width="0.3941in" svg:height="0.3941in" svg:x="1.7717in" svg:y="2.5591in"><text:p text:style-name="P59"><text:span text:style-name="T59">x</text:span></text:p></draw:circle><draw:circle draw:style-name="gr20" draw:text-style-name="P61" svg:width="0.3941in" svg:height="0.3941in" svg:x="1.9689in" svg:y="3.1492in"><text:p text:style-name="P59"><text:span text:style-name="T59">y</text:span></text:p></draw:circle><draw:line draw:style-name="gr15" draw:text-style-name="P61" svg:x1="2.3622in" svg:y1="3.3465in" svg:x2="3.1496in" svg:y2="3.3465in"><text:p text:style-name="P59"><text:span text:style-name="T59">y.A</text:span></text:p></draw:line><draw:line draw:style-name="gr15" draw:text-style-name="P61" svg:x1="2.1654in" svg:y1="2.7559in" svg:x2="3.1496in" svg:y2="2.7559in"><text:p text:style-name="P59"><text:span text:style-name="T59">x.A</text:span></text:p></draw:lin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42568234" text:continue-numbering="true" text:style-name="WW8Num10">
        <text:list-item>
          <text:p text:style-name="P42">The end.</text:p>
        </text:list-item>
      </text:list>
      <text:p text:style-name="P17"/>
      <text:p text:style-name="P35"><text:span text:style-name="T53">Then we have to fill these </text:span><text:span text:style-name="T54">classSubView</text:span><text:span text:style-name="T53"> in in order to get </text:span><text:span text:style-name="T54">SubViews</text:span><text:span text:style-name="T53">:</text:span></text:p>
      <text:p text:style-name="P16"/>
      <text:p text:style-name="P6"><text:span text:style-name="T46">Agent: A ; Sites: </text:span><text:span text:style-name="T47">x</text:span></text:p>
      <text:list xml:id="list42538924" text:style-name="L5">
        <text:list-item>
          <text:p text:style-name="P43">A(x)</text:p>
        </text:list-item>
        <text:list-item>
          <text:p text:style-name="P43">A(x!B.x)</text:p>
        </text:list-item>
        <text:list-item>
          <text:p text:style-name="P43">A(x!C.x)</text:p>
        </text:list-item>
      </text:list>
      <text:p text:style-name="P15"/>
      <text:p text:style-name="P6"><text:span text:style-name="T46">Agent: A ; Sites: </text:span><text:span text:style-name="T47">y</text:span></text:p>
      <text:list xml:id="list42529561" text:style-name="L6">
        <text:list-item>
          <text:p text:style-name="P44">A(y)</text:p>
        </text:list-item>
        <text:list-item>
          <text:p text:style-name="P44">A(y!C.y)</text:p>
        </text:list-item>
      </text:list>
      <text:p text:style-name="P15"/>
      <text:p text:style-name="P6"><text:span text:style-name="T46">Agent: </text:span><text:span text:style-name="T47">B</text:span><text:span text:style-name="T46"> ; Sites: </text:span><text:span text:style-name="T47">x</text:span></text:p>
      <text:list xml:id="list42519528" text:style-name="L7">
        <text:list-item>
          <text:p text:style-name="P45">B(x)</text:p>
        </text:list-item>
        <text:list-item>
          <text:p text:style-name="P45">B(x!A.x)</text:p>
        </text:list-item>
      </text:list>
      <text:p text:style-name="P15"/>
      <text:p text:style-name="P6"><text:span text:style-name="T46">Agent: </text:span><text:span text:style-name="T47">C</text:span><text:span text:style-name="T46"> ; Sites: </text:span><text:span text:style-name="T47">x,y</text:span></text:p>
      <text:list xml:id="list42519987" text:style-name="L8">
        <text:list-item>
          <text:p text:style-name="P46">C(x,y)</text:p>
        </text:list-item>
        <text:list-item>
          <text:p text:style-name="P46">C(x,y!A.y)</text:p>
        </text:list-item>
        <text:list-item>
          <text:p text:style-name="P46">C(x!A.x,y!A.y)</text:p>
        </text:list-item>
      </text:list>
      <text:p text:style-name="P32"><text:span text:style-name="T1">8. </text:span><text:span text:style-name="T2">Flowchart </text:span></text:p>
      <text:p text:style-name="P21"/>
      <text:p text:style-name="P21"><draw:g text:anchor-type="char" draw:z-index="2" draw:style-name="gr1"><draw:g draw:style-name="gr2"><draw:custom-shape draw:style-name="gr3" draw:text-style-name="P55" svg:width="1.435in" svg:height="0.628in" svg:x="1.9035in" svg:y="0.03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6" svg:width="1.0157in" svg:height="0.4449in" svg:x="2.1134in" svg:y="0.1236in"><draw:text-box><text:p text:style-name="P56"><text:span text:style-name="T56">Start</text:span></text:p></draw:text-box></draw:frame></draw:g><draw:g draw:style-name="gr2"><draw:custom-shape draw:style-name="gr17" draw:text-style-name="P55" svg:width="2.3913in" svg:height="0.3142in" svg:x="1.4252in" svg:y="0.9748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4" draw:text-style-name="P56" svg:width="1.8303in" svg:height="0.315in" svg:x="1.7051in" svg:y="0.9748in"><draw:text-box><text:p text:style-name="P56"><text:span text:style-name="T57">Abstract </text:span><text:span text:style-name="T56">Rules</text:span></text:p></draw:text-box></draw:frame></draw:g><draw:g draw:style-name="gr2"><draw:custom-shape draw:style-name="gr17" draw:text-style-name="P55" svg:width="2.8713in" svg:height="0.3142in" svg:x="1.1854in" svg:y="1.6047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4" draw:text-style-name="P56" svg:width="2.1961in" svg:height="0.315in" svg:x="1.5232in" svg:y="1.6047in"><draw:text-box><text:p text:style-name="P56"><text:span text:style-name="T57">Abstract Solution</text:span></text:p></draw:text-box></draw:frame></draw:g><draw:line draw:style-name="gr6" draw:text-style-name="P58" svg:x1="2.6217in" svg:y1="0.661in" svg:x2="2.6217in" svg:y2="0.9748in"><text:p/></draw:line><draw:line draw:style-name="gr6" draw:text-style-name="P58" svg:x1="2.6217in" svg:y1="1.2909in" svg:x2="2.6217in" svg:y2="1.6035in"><text:p/></draw:line><draw:frame draw:style-name="gr18" draw:text-style-name="P56" svg:width="1.9134in" svg:height="0.3142in" svg:x="1.6634in" svg:y="2.2346in"><draw:text-box><text:p text:style-name="P56"><text:span text:style-name="T56">ShouldDo = </text:span><text:span text:style-name="T57">true</text:span></text:p></draw:text-box></draw:frame><draw:line draw:style-name="gr6" draw:text-style-name="P58" svg:x1="2.6217in" svg:y1="1.9201in" svg:x2="2.6217in" svg:y2="2.2327in"><text:p/></draw:line><draw:line draw:style-name="gr6" draw:text-style-name="P58" svg:x1="2.6217in" svg:y1="2.5508in" svg:x2="2.6217in" svg:y2="2.8634in"><text:p/></draw:line><draw:g draw:style-name="gr2"><draw:custom-shape draw:style-name="gr17" draw:text-style-name="P55" svg:width="1.9134in" svg:height="0.628in" svg:x="1.6642in" svg:y="2.8638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56" svg:width="1.2039in" svg:height="0.3961in" svg:x="2.0181in" svg:y="2.9799in"><draw:text-box><text:p text:style-name="P56"><text:span text:style-name="T56">ShouldDo</text:span></text:p></draw:text-box></draw:frame></draw:g><draw:g draw:style-name="gr2"><draw:custom-shape draw:style-name="gr17" draw:text-style-name="P55" svg:width="1.9134in" svg:height="0.6276in" svg:x="1.6642in" svg:y="4.4382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56" svg:width="1.2039in" svg:height="0.3953in" svg:x="2.0181in" svg:y="4.5535in"><draw:text-box><text:p text:style-name="P56"><text:span text:style-name="T56">r : Rules</text:span></text:p></draw:text-box></draw:frame></draw:g><draw:line draw:style-name="gr6" draw:text-style-name="P58" svg:x1="2.6217in" svg:y1="3.4937in" svg:x2="2.6217in" svg:y2="3.8075in"><text:p/></draw:line><draw:line draw:style-name="gr6" draw:text-style-name="P58" svg:x1="3.5795in" svg:y1="3.1799in" svg:x2="4.5358in" svg:y2="3.1799in"><text:p/></draw:line><draw:g draw:style-name="gr2"><draw:custom-shape draw:style-name="gr3" draw:text-style-name="P55" svg:width="1.435in" svg:height="0.628in" svg:x="4.5354in" svg:y="2.8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6" svg:width="1.0157in" svg:height="0.4449in" svg:x="4.7453in" svg:y="2.9555in"><draw:text-box><text:p text:style-name="P56"><text:span text:style-name="T56">End</text:span></text:p></draw:text-box></draw:frame></draw:g><draw:frame draw:style-name="gr5" draw:text-style-name="P57" svg:width="0.3543in" svg:height="0.474in" svg:x="2.6217in" svg:y="3.4937in"><draw:text-box><text:p text:style-name="P57"><text:span text:style-name="T56">+</text:span></text:p></draw:text-box></draw:frame><draw:g draw:style-name="gr2"><draw:custom-shape draw:style-name="gr17" draw:text-style-name="P55" svg:width="2.8713in" svg:height="0.313in" svg:x="1.1854in" svg:y="5.3819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4" draw:text-style-name="P56" svg:width="2.1961in" svg:height="0.3134in" svg:x="1.5232in" svg:y="5.3819in"><draw:text-box><text:p text:style-name="P56"><text:span text:style-name="T56">newData = apply rule</text:span></text:p></draw:text-box></draw:frame></draw:g><draw:frame draw:style-name="gr18" draw:text-style-name="P56" svg:width="2.1524in" svg:height="0.313in" svg:x="1.4244in" svg:y="3.8091in"><draw:text-box><text:p text:style-name="P56"><text:span text:style-name="T56">ShouldDo = false</text:span></text:p></draw:text-box></draw:frame><draw:line draw:style-name="gr6" draw:text-style-name="P58" svg:x1="2.6217in" svg:y1="4.1228in" svg:x2="2.6217in" svg:y2="4.4366in"><text:p/></draw:line><draw:line draw:style-name="gr6" draw:text-style-name="P58" svg:x1="2.6217in" svg:y1="5.0681in" svg:x2="2.6217in" svg:y2="5.3807in"><text:p/></draw:line><draw:line draw:style-name="gr6" draw:text-style-name="P58" svg:x1="2.6217in" svg:y1="5.6965in" svg:x2="2.6217in" svg:y2="6.0102in"><text:p/></draw:line><draw:line draw:style-name="gr19" draw:text-style-name="P58" svg:x1="2.6217in" svg:y1="6.6409in" svg:x2="2.6217in" svg:y2="7.8984in"><text:p/></draw:line><draw:line draw:style-name="gr19" draw:text-style-name="P58" svg:x1="6.4496in" svg:y1="7.9008in" svg:x2="2.6217in" svg:y2="7.9008in"><text:p/></draw:line><draw:line draw:style-name="gr19" draw:text-style-name="P58" svg:x1="6.45in" svg:y1="7.8984in" svg:x2="6.45in" svg:y2="4.752in"><text:p/></draw:line><draw:g draw:style-name="gr2"><draw:custom-shape draw:style-name="gr17" draw:text-style-name="P55" svg:width="5.5031in" svg:height="0.628in" svg:x="-0.0102in" svg:y="6.0118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4" draw:text-style-name="P56" svg:width="2.7516in" svg:height="0.3142in" svg:x="1.3654in" svg:y="6.1685in"><draw:text-box><text:p text:style-name="P56"><text:span text:style-name="T56">addNewDataToSolution(newData)</text:span></text:p></draw:text-box></draw:frame></draw:g><draw:line draw:style-name="gr6" draw:text-style-name="P58" svg:x1="5.4945in" svg:y1="6.3256in" svg:x2="5.4945in" svg:y2="7.2685in"><text:p/></draw:line><draw:frame draw:style-name="gr5" draw:text-style-name="P57" svg:width="0.4177in" svg:height="0.624in" svg:x="5.4925in" svg:y="6.3492in"><draw:text-box><text:p text:style-name="P57"><text:span text:style-name="T60">+</text:span></text:p></draw:text-box></draw:frame><draw:frame draw:style-name="gr5" draw:text-style-name="P57" svg:width="0.3413in" svg:height="0.624in" svg:x="2.5181in" svg:y="6.6646in"><draw:text-box><text:p text:style-name="P57"><text:span text:style-name="T60">-</text:span></text:p></draw:text-box></draw:frame><draw:frame draw:style-name="gr5" draw:text-style-name="P57" svg:width="0.3421in" svg:height="0.624in" svg:x="3.7154in" svg:y="2.5728in"><draw:text-box><text:p text:style-name="P57"><text:span text:style-name="T60">-</text:span></text:p></draw:text-box></draw:frame><draw:frame draw:style-name="gr18" draw:text-style-name="P56" svg:width="1.674in" svg:height="0.313in" svg:x="4.5354in" svg:y="7.2709in"><draw:text-box><text:p text:style-name="P56"><text:span text:style-name="T56">ShouldDo = true</text:span></text:p></draw:text-box></draw:frame><draw:line draw:style-name="gr6" draw:text-style-name="P58" svg:x1="6.4504in" svg:y1="4.7528in" svg:x2="3.5795in" svg:y2="4.7528in"><text:p/></draw:line><draw:line draw:style-name="gr19" draw:text-style-name="P58" svg:x1="1.663in" svg:y1="4.7528in" svg:x2="0.4677in" svg:y2="4.7528in"><text:p/></draw:line><draw:line draw:style-name="gr19" draw:text-style-name="P58" svg:x1="0.4681in" svg:y1="4.7516in" svg:x2="0.4681in" svg:y2="3.1799in"><text:p/></draw:line><draw:line draw:style-name="gr6" draw:text-style-name="P58" svg:x1="0.4681in" svg:y1="3.1799in" svg:x2="1.6634in" svg:y2="3.1799in"><text:p/></draw:line><draw:line draw:style-name="gr6" draw:text-style-name="P58" svg:x1="5.4945in" svg:y1="7.5846in" svg:x2="5.4945in" svg:y2="7.8984in"><text:p/></draw:lin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><text:span text:style-name="T13"><text:tab/></text:span><text:span text:style-name="T11">Chart 1</text:span></text:p>
      <text:p text:style-name="P33"><draw:g text:anchor-type="char" draw:z-index="3" draw:style-name="gr1"><draw:g draw:style-name="gr2"><draw:custom-shape draw:style-name="gr3" draw:text-style-name="P55" svg:width="1.5748in" svg:height="1.0362in" svg:x="1.5874in" svg:y="0.21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6" svg:width="1.1134in" svg:height="0.7335in" svg:x="1.8173in" svg:y="0.3654in"><draw:text-box><text:p text:style-name="P56"><text:span text:style-name="T57">Start applying the rule</text:span></text:p></draw:text-box></draw:frame></draw:g><draw:g draw:style-name="gr2"><draw:custom-shape draw:style-name="gr17" draw:text-style-name="P55" svg:width="3.3461in" svg:height="0.5185in" svg:x="0.8in" svg:y="1.7701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4" draw:text-style-name="P56" svg:width="2.5598in" svg:height="0.5189in" svg:x="1.1929in" svg:y="1.7701in"><draw:text-box><text:p text:style-name="P56"><text:span text:style-name="T57">All Injections = create All Injections</text:span></text:p></draw:text-box></draw:frame></draw:g><draw:line draw:style-name="gr6" draw:text-style-name="P58" svg:x1="2.3752in" svg:y1="1.252in" svg:x2="2.3752in" svg:y2="1.7681in"><text:p/></draw:line><draw:g draw:style-name="gr2"><draw:custom-shape draw:style-name="gr17" draw:text-style-name="P55" svg:width="2.3622in" svg:height="0.9941in" svg:x="1.1937in" svg:y="4.9272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4" draw:text-style-name="P56" svg:width="1.4858in" svg:height="0.626in" svg:x="1.6311in" svg:y="5.1102in"><draw:text-box><text:p text:style-name="P56"><text:span text:style-name="T57"/></text:p><text:p text:style-name="P56"><text:span text:style-name="T57">injections! = null</text:span></text:p></draw:text-box></draw:frame></draw:g><draw:frame draw:style-name="gr18" draw:text-style-name="P56" svg:width="3.3461in" svg:height="0.5185in" svg:x="0.8in" svg:y="2.8083in"><draw:text-box><text:p text:style-name="P56"><text:span text:style-name="T57">Injections = get first injection</text:span></text:p></draw:text-box></draw:frame><draw:line draw:style-name="gr6" draw:text-style-name="P58" svg:x1="2.3752in" svg:y1="2.2902in" svg:x2="2.3752in" svg:y2="2.8063in"><text:p/></draw:line><draw:line draw:style-name="gr6" draw:text-style-name="P58" svg:x1="2.3752in" svg:y1="3.3264in" svg:x2="2.3752in" svg:y2="3.8445in"><text:p/></draw:line><draw:frame draw:style-name="gr18" draw:text-style-name="P56" svg:width="3.3461in" svg:height="0.5185in" svg:x="0.8in" svg:y="3.8465in"><draw:text-box><text:p text:style-name="P56"><text:span text:style-name="T57">newData = new empty list</text:span></text:p></draw:text-box></draw:frame><draw:line draw:style-name="gr6" draw:text-style-name="P58" svg:x1="2.3752in" svg:y1="4.3665in" svg:x2="2.3752in" svg:y2="4.8827in"><text:p/></draw:line><draw:line draw:style-name="gr6" draw:text-style-name="P58" svg:x1="3.5563in" svg:y1="5.4047in" svg:x2="4.3429in" svg:y2="5.4047in"><text:p/></draw:line><draw:g draw:style-name="gr2"><draw:custom-shape draw:style-name="gr3" draw:text-style-name="P55" svg:width="1.9677in" svg:height="1.0362in" svg:x="4.3437in" svg:y="4.8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6" svg:width="1.3925in" svg:height="0.7335in" svg:x="4.6307in" svg:y="5.0358in"><draw:text-box><text:p text:style-name="P56"><text:span text:style-name="T57"/></text:p><text:p text:style-name="P56"><text:span text:style-name="T57">Return </text:span><text:span text:style-name="T56">newData</text:span></text:p></draw:text-box></draw:frame></draw:g><draw:frame draw:style-name="gr5" draw:text-style-name="P57" svg:width="0.2815in" svg:height="1.0287in" svg:x="3.6681in" svg:y="4.4039in"><draw:text-box><text:p text:style-name="P57"><text:span text:style-name="T60">-</text:span></text:p></draw:text-box></draw:frame><draw:line draw:style-name="gr6" draw:text-style-name="P58" svg:x1="2.3752in" svg:y1="5.9228in" svg:x2="2.3752in" svg:y2="6.439in"><text:p/></draw:line><draw:g draw:style-name="gr2"><draw:custom-shape draw:style-name="gr17" draw:text-style-name="P55" svg:width="2.3622in" svg:height="0.5161in" svg:x="1.1937in" svg:y="6.4429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4" draw:text-style-name="P64" svg:width="1.8067in" svg:height="0.5169in" svg:x="1.4709in" svg:y="6.4421in"><draw:text-box><text:p text:style-name="P56"><text:span text:style-name="T61">Add current application to newData</text:span></text:p><text:p text:style-name="P56"><text:span text:style-name="T62"/></text:p></draw:text-box></draw:frame></draw:g><draw:line draw:style-name="gr6" draw:text-style-name="P58" svg:x1="2.3752in" svg:y1="6.961in" svg:x2="2.3752in" svg:y2="7.4772in"><text:p/></draw:line><draw:g draw:style-name="gr2"><draw:custom-shape draw:style-name="gr17" draw:text-style-name="P55" svg:width="5.1185in" svg:height="0.5161in" svg:x="0.4063in" svg:y="7.4811in"><text:p/><draw:enhanced-geometry svg:viewBox="0 0 21600 21600" draw:text-areas="2540 0 19060 21600" draw:type="flowchart-predefined-process" draw:enhanced-path="M 0 0 L 21600 0 21600 21600 0 21600 Z N M 2540 0 L 2540 21600 N M 19060 0 L 19060 21600 N"/></draw:custom-shape><draw:frame draw:style-name="gr4" draw:text-style-name="P56" svg:width="3.9157in" svg:height="0.5169in" svg:x="1.0075in" svg:y="7.4803in"><draw:text-box><text:p text:style-name="P56"><text:span text:style-name="T57">injections = generate next injections (all injections)</text:span></text:p></draw:text-box></draw:frame></draw:g><draw:line draw:style-name="gr19" draw:text-style-name="P58" svg:x1="2.3752in" svg:y1="8in" svg:x2="2.3752in" svg:y2="8.5161in"><text:p/></draw:line><draw:line draw:style-name="gr19" draw:text-style-name="P58" svg:x1="2.3736in" svg:y1="8.5181in" svg:x2="0.2091in" svg:y2="8.5181in"><text:p/></draw:line><draw:line draw:style-name="gr19" draw:text-style-name="P58" svg:x1="0.2098in" svg:y1="8.5157in" svg:x2="0.2098in" svg:y2="5.4047in"><text:p/></draw:line><draw:line draw:style-name="gr6" draw:text-style-name="P58" svg:x1="0.2098in" svg:y1="5.4047in" svg:x2="1.1933in" svg:y2="5.4047in"><text:p/></draw:lin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span text:style-name="T7">Chart 2</text:span><text:span text:style-name="T2"><text:line-break/></text:span></text:p>
      <text:p text:style-name="P3"/>
      <text:p text:style-name="Standard"><text:soft-page-break/><text:span text:style-name="T1">9. </text:span>Remarks</text:p>
      <text:p text:style-name="P10"/>
      <text:p text:style-name="Standard"><text:span text:style-name="T13">The algorithm </text:span><text:span text:style-name="T14">Apply Rule</text:span><text:span text:style-name="T13"> has some imperfections.</text:span></text:p>
      <text:p text:style-name="P21"><draw:g text:anchor-type="paragraph" draw:z-index="1" draw:style-name="gr9"><draw:custom-shape draw:style-name="gr10" draw:text-style-name="P60" svg:width="1.5752in" svg:height="0.3941in" svg:x="1.7724in" svg:y="0.0008in"><text:p text:style-name="P59"><text:span text:style-name="T58">r : Rule's</text:span>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draw:style-name="gr10" draw:text-style-name="P60" svg:width="2.363in" svg:height="0.1976in" svg:x="1.3787in" svg:y="0.5909in"><text:p text:style-name="P59"><text:span text:style-name="T58">newData = apply rule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1" draw:text-style-name="P61" svg:x1="2.5598in" svg:y1="0.3945in" svg:x2="2.5598in" svg:y2="0.5913in"><text:p/></draw:line><draw:line draw:style-name="gr11" draw:text-style-name="P61" svg:x1="2.5598in" svg:y1="0.7882in" svg:x2="2.5598in" svg:y2="0.985in"><text:p/></draw:line><draw:line draw:style-name="gr12" draw:text-style-name="P61" svg:x1="2.5598in" svg:y1="1.3791in" svg:x2="2.5598in" svg:y2="2.1665in"><text:p/></draw:line><draw:line draw:style-name="gr12" draw:text-style-name="P61" svg:x1="5.7094in" svg:y1="2.1661in" svg:x2="2.5598in" svg:y2="2.1661in"><text:p/></draw:line><draw:line draw:style-name="gr12" draw:text-style-name="P61" svg:x1="5.7094in" svg:y1="2.1661in" svg:x2="5.7094in" svg:y2="0.1976in"><text:p/></draw:line><draw:custom-shape draw:style-name="gr10" draw:text-style-name="P61" svg:width="4.528in" svg:height="0.3941in" svg:x="0.3945in" svg:y="0.9846in"><text:p text:style-name="P59"><text:span text:style-name="T58">addNewDataToSolution(newData)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draw:style-name="gr11" draw:text-style-name="P61" svg:x1="4.9228in" svg:y1="1.1819in" svg:x2="4.9228in" svg:y2="1.7724in"><text:p/></draw:line><draw:frame draw:style-name="gr13" draw:text-style-name="P63" svg:width="0.3449in" svg:height="0.3913in" svg:x="4.9224in" svg:y="1.1965in"><draw:text-box><text:p text:style-name="P62"><text:span text:style-name="T59">+</text:span></text:p></draw:text-box></draw:frame><draw:frame draw:style-name="gr14" draw:text-style-name="P63" svg:width="0.2815in" svg:height="0.3913in" svg:x="2.476in" svg:y="1.3933in"><draw:text-box><text:p text:style-name="P62"><text:span text:style-name="T59">-</text:span></text:p></draw:text-box></draw:frame><draw:rect draw:style-name="gr15" draw:text-style-name="P61" svg:width="1.378in" svg:height="0.1976in" svg:x="4.1346in" svg:y="1.7724in"><text:p text:style-name="P59"><text:span text:style-name="T58">ShouldDo = true</text:span></text:p></draw:rect><draw:line draw:style-name="gr11" draw:text-style-name="P61" svg:x1="5.7094in" svg:y1="0.1976in" svg:x2="3.3472in" svg:y2="0.1976in"><text:p/></draw:line><draw:line draw:style-name="gr12" draw:text-style-name="P61" svg:x1="1.7724in" svg:y1="0.1976in" svg:x2="0.7882in" svg:y2="0.1976in"><text:p/></draw:line><draw:rect draw:style-name="gr16" draw:text-style-name="P61" svg:width="6.1024in" svg:height="2.5594in" svg:x="0.0008in" svg:y="0.0008in"><text:p/></draw:rect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><text:tab/><text:tab/><text:tab/><text:tab/><text:tab/><text:tab/><text:tab/><text:tab/><text:tab/><text:tab/><text:tab/><text:tab/><text:tab/>(*)</text:p>
      <text:p text:style-name="P21"/>
      <text:p text:style-name="P21"/>
      <text:p text:style-name="P21"/>
      <text:p text:style-name="P21"/>
      <text:p text:style-name="P21"/>
      <text:p text:style-name="P21"/>
      <text:p text:style-name="P21">It is obvious that after applying the block (*) of the general algorithm, we will have to perform the search of all possible injections next time we start the process (if ShouldDo = true). Clearly, one of the injections should be applied to the new part. <text:s text:c="2"/></text:p>
      <text:p text:style-name="P21"/>
      <text:p text:style-name="P21"/>
      <text:p text:style-name="P21"><draw:g text:anchor-type="char" draw:z-index="0" draw:style-name="gr1"><draw:g draw:style-name="gr2"><draw:custom-shape draw:style-name="gr3" draw:text-style-name="P55" svg:width="1.5748in" svg:height="0.787in" svg:x="0.0008in" svg:y="0.7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6" svg:width="1.1134in" svg:height="0.5567in" svg:x="0.2307in" svg:y="0.9028in"><draw:text-box><text:p text:style-name="P56"><text:span text:style-name="T56">Injections set</text:span></text:p></draw:text-box></draw:frame></draw:g><draw:frame draw:style-name="gr5" draw:text-style-name="P57" svg:width="0.4752in" svg:height="0.3933in" svg:x="0.5091in" svg:y="0.1091in"><draw:text-box><text:p text:style-name="P57"><text:span text:style-name="T57">rule</text:span></text:p></draw:text-box></draw:frame><draw:line draw:style-name="gr6" draw:text-style-name="P58" svg:x1="0.5917in" svg:y1="0.3945in" svg:x2="0.5917in" svg:y2="0.9843in"><text:p/></draw:line><draw:line draw:style-name="gr6" draw:text-style-name="P58" svg:x1="0.7882in" svg:y1="0.3945in" svg:x2="0.7882in" svg:y2="1.378in"><text:p/></draw:line><draw:g draw:style-name="gr2"><draw:custom-shape draw:style-name="gr3" draw:text-style-name="P55" svg:width="1.5748in" svg:height="0.787in" svg:x="2.1661in" svg:y="0.78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4" draw:text-style-name="P56" svg:width="1.1134in" svg:height="0.5567in" svg:x="2.3961in" svg:y="0.9028in"><draw:text-box><text:p text:style-name="P56"><text:span text:style-name="T56">Injections set</text:span></text:p></draw:text-box></draw:frame></draw:g><draw:custom-shape draw:style-name="gr7" draw:text-style-name="P55" svg:width="2.3614in" svg:height="1.5748in" svg:x="1.9697in" svg:y="0.59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57" svg:width="1.0213in" svg:height="0.2969in" svg:x="2.5598in" svg:y="1.6835in"><draw:text-box><text:p text:style-name="P57"><text:span text:style-name="T56">New inj. set</text:span></text:p></draw:text-box></draw:frame><draw:frame draw:style-name="gr5" draw:text-style-name="P57" svg:width="0.4587in" svg:height="0.2969in" svg:x="2.8709in" svg:y="0.1083in"><draw:text-box><text:p text:style-name="P57"><text:span text:style-name="T57">rule</text:span></text:p></draw:text-box></draw:frame><draw:line draw:style-name="gr6" draw:text-style-name="P58" svg:x1="2.9535in" svg:y1="0.3945in" svg:x2="2.9535in" svg:y2="0.9843in"><text:p/></draw:line><draw:line draw:style-name="gr6" draw:text-style-name="P58" svg:x1="3.1508in" svg:y1="0.3945in" svg:x2="3.1508in" svg:y2="1.378in"><text:p/></draw:line><draw:line draw:style-name="gr8" draw:text-style-name="P58" svg:x1="4.1343in" svg:y1="0.1972in" svg:x2="3.1508in" svg:y2="0.7874in"><text:p/></draw:line><draw:line draw:style-name="gr8" draw:text-style-name="P58" svg:x1="4.1343in" svg:y1="0.1972in" svg:x2="2.9535in" svg:y2="0.5902in"><text:p/></draw:line><draw:frame draw:style-name="gr5" draw:text-style-name="P57" svg:width="1.1669in" svg:height="0.2969in" svg:x="3.7409in" svg:y="0in"><draw:text-box><text:p text:style-name="P57"><text:span text:style-name="T57">Old injections</text:span></text:p></draw:text-box></draw:frame><draw:line draw:style-name="gr6" draw:text-style-name="P58" svg:x1="3.1508in" svg:y1="0.3945in" svg:x2="3.937in" svg:y2="1.7717in"><text:p/></draw:line><draw:line draw:style-name="gr8" draw:text-style-name="P58" svg:x1="4.3307in" svg:y1="0.5909in" svg:x2="3.7409in" svg:y2="1.3776in"><text:p/></draw:line><draw:frame draw:style-name="gr5" draw:text-style-name="P57" svg:width="1.1252in" svg:height="0.2969in" svg:x="3.9181in" svg:y="0.3937in"><draw:text-box><text:p text:style-name="P57"><text:span text:style-name="T57">new injection</text:span></text:p></draw:text-box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pan text:style-name="T13"><text:tab/></text:span><text:span text:style-name="T11">Picture 3</text:span></text:p>
      <text:p text:style-name="P21"/>
      <text:p text:style-name="P21">The following optimization is necessary:</text:p>
      <text:p text:style-name="P21"/>
      <text:list xml:id="list42564122" text:continue-list="list42534491" text:style-name="WW8Num2">
        <text:list-item>
          <text:list>
            <text:list-item>
              <text:p text:style-name="P50">Divide all the substances from the Solution into three groups; the division is performed for each substance according to a specific rule. </text:p>
            </text:list-item>
          </text:list>
        </text:list-item>
      </text:list>
      <text:p text:style-name="P27"/>
      <text:p text:style-name="P28">I group — old injection</text:p>
      <text:p text:style-name="P28">II group – current injection</text:p>
      <text:p text:style-name="P28">III group – new injections</text:p>
      <text:p text:style-name="P21"/>
      <text:list xml:id="list42565854" text:continue-numbering="true" text:style-name="WW8Num2">
        <text:list-item>
          <text:list>
            <text:list-item>
              <text:p text:style-name="P50">Then, during the process of forming the set of injections, determine which types of agents are present in it,. In case, when all the agents belong to the I group, form another set of injections. </text:p>
            </text:list-item>
            <text:list-item>
              <text:p text:style-name="P50">After applying the rule, assign type III to all the substances. </text:p>
            </text:list-item>
            <text:list-item>
              <text:p text:style-name="P50">After executing block (*),perform the following action:</text:p>
            </text:list-item>
          </text:list>
        </text:list-item>
      </text:list>
      <text:p text:style-name="P29"><text:span text:style-name="T55">Add </text:span><text:span text:style-name="T13">II group to I group</text:span></text:p>
      <text:p text:style-name="P30">Clear II group</text:p>
      <text:p text:style-name="P29"><text:soft-page-break/><text:span text:style-name="T55">Add</text:span><text:span text:style-name="T11"> </text:span><text:span text:style-name="T13">III group to II group</text:span></text:p>
      <text:p text:style-name="P30">Clear III group</text:p>
      <text:p text:style-name="P31"/>
      <text:p text:style-name="P19">Thereby, we do not have to apply the rule for the processed set of injections iterat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Dutch801BT-Roman" svg:font-family="Dutch801BT-Roman" style:font-family-generic="roman"/>
    <style:font-face style:name="Minion-SwashItalic" svg:font-family="Minion-SwashItalic" style:font-family-generic="roman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Andale Sans UI1" svg:font-family="'Andale Sans UI'" style:font-pitch="variable"/>
    <style:font-face style:name="Andale Sans UI2" svg:font-family="'Andale Sans UI', 'Times New Roman'" style:font-pitch="variable"/>
    <style:font-face style:name="OpenSymbol1" svg:font-family="OpenSymbol" style:font-pitch="variable"/>
    <style:font-face style:name="Arial1" svg:font-family="Arial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1" draw:display-name="Hatch 1" draw:style="single" draw:color="#008000" draw:distance="0.1138in" draw:rotation="450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Times New Roman2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style:font-name="Symbol" style:font-name-complex="OpenSymbol1"/>
    </style:style>
    <style:style style:name="WW8Num20z0" style:family="text">
      <style:text-properties style:font-name="Times New Roman" style:font-name-asian="Andale Sans UI2" style:font-name-complex="Times New Roman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10z2" style:family="text">
      <style:text-properties fo:language="ru" fo:country="RU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40M05S</meta:editing-duration>
    <meta:editing-cycles>13</meta:editing-cycles>
    <meta:generator>OpenOffice.org/3.1$Win32 OpenOffice.org_project/310m11$Build-9399</meta:generator>
    <dc:date>2009-06-16T22:45:32.93</dc:date>
    <meta:document-statistic meta:table-count="0" meta:image-count="0" meta:object-count="0" meta:page-count="9" meta:paragraph-count="91" meta:word-count="831" meta:character-count="4442"/>
    <meta:user-defined meta:name="Info 1"/>
    <meta:user-defined meta:name="Info 2"/>
    <meta:user-defined meta:name="Info 3"/>
    <meta:user-defined meta:name="Info 4"/>
  </office:meta>
</office:document-meta>
</file>